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0000000773D03406CE3C614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706cm" svg:height="1.829cm" svg:x="7.69cm" svg:y="11.871cm">
          <draw:image xlink:href="Pictures/10000000000000B0000000773D03406CE3C614C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6T08:56:29.517158706</dc:date>
    <meta:editing-duration>PT2M8S</meta:editing-duration>
    <meta:editing-cycles>5</meta:editing-cycles>
    <meta:generator>LibreOffice/6.4.3.2$Linux_X86_64 LibreOffice_project/40$Build-2</meta:generator>
    <meta:document-statistic meta:object-count="1"/>
  </office:meta>
</office:document-meta>
</file>